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1c1c1c" draw:opacity="99%" draw:textarea-horizontal-align="justify" draw:textarea-vertical-align="middle" draw:auto-grow-height="false" fo:min-height="2.544cm" fo:min-width="0.135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opacity="0%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1c1c1c" draw:opacity="99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175cm" svg:y="4.81cm">
          <text:p text:style-name="P1"><text:span text:style-name="T1">P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7cm" svg:x="6.08cm" svg:y="4.81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27cm" svg:x="7.985cm" svg:y="4.81cm">
          <text:p text:style-name="P3">P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27cm" svg:x="9.89cm" svg:y="4.81cm">
          <text:p text:style-name="P3">PE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5.445cm" svg:y1="5.445cm" svg:x2="6.08cm" svg:y2="5.445cm" draw:start-shape="id1" draw:start-glue-point="1" draw:end-shape="id2" draw:end-glue-point="3" svg:d="M5445 5445h635" svg:viewBox="0 0 636 1">
          <text:p/>
        </draw:connector>
        <draw:connector draw:style-name="gr2" draw:text-style-name="P5" draw:layer="layout" draw:type="line" svg:x1="7.35cm" svg:y1="5.445cm" svg:x2="7.985cm" svg:y2="5.445cm" svg:d="M7350 5445h635" svg:viewBox="0 0 636 1">
          <text:p/>
        </draw:connector>
        <draw:connector draw:style-name="gr2" draw:text-style-name="P5" draw:layer="layout" draw:type="line" svg:x1="9.255cm" svg:y1="5.445cm" svg:x2="9.89cm" svg:y2="5.445cm" svg:d="M9255 5445h635" svg:viewBox="0 0 636 1">
          <text:p/>
        </draw:connector>
        <draw:connector draw:style-name="gr2" draw:text-style-name="P5" draw:layer="layout" draw:type="line" svg:x1="3.54cm" svg:y1="5.445cm" svg:x2="4.175cm" svg:y2="5.445cm" svg:d="M3540 5445h635" svg:viewBox="0 0 636 1">
          <text:p/>
        </draw:connector>
        <draw:connector draw:style-name="gr2" draw:text-style-name="P5" draw:layer="layout" draw:type="line" svg:x1="11.16cm" svg:y1="5.445cm" svg:x2="11.795cm" svg:y2="5.445cm" svg:d="M11160 5445h635" svg:viewBox="0 0 636 1">
          <text:p/>
        </draw:connector>
        <draw:custom-shape draw:style-name="gr1" draw:text-style-name="P2" xml:id="id3" draw:id="id3" draw:layer="layout" svg:width="1.27cm" svg:height="1.27cm" svg:x="14.196cm" svg:y="2.524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7cm" svg:x="14.196cm" svg:y="4.048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7cm" svg:x="14.196cm" svg:y="5.572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27cm" svg:height="1.27cm" svg:x="14.196cm" svg:y="7.096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5" xml:id="id4" draw:id="id4" draw:layer="layout" draw:type="line" svg:x1="12.938cm" svg:y1="5.494cm" svg:x2="14.196cm" svg:y2="3.159cm" draw:end-shape="id3" draw:end-glue-point="3" svg:d="M12938 5494l1258-2335" svg:viewBox="0 0 1259 2336">
          <text:p/>
        </draw:connector>
        <draw:connector draw:style-name="gr2" draw:text-style-name="P5" draw:layer="layout" draw:type="line" svg:x1="12.938cm" svg:y1="5.494cm" svg:x2="14.196cm" svg:y2="4.683cm" draw:start-shape="id4" draw:start-glue-point="2" draw:end-shape="id5" draw:end-glue-point="3" svg:d="M12938 5494l1258-811" svg:viewBox="0 0 1259 812">
          <text:p/>
        </draw:connector>
        <draw:connector draw:style-name="gr2" draw:text-style-name="P5" draw:layer="layout" draw:type="line" svg:x1="12.938cm" svg:y1="5.494cm" svg:x2="14.196cm" svg:y2="6.207cm" draw:start-shape="id4" draw:start-glue-point="2" draw:end-shape="id6" draw:end-glue-point="3" svg:d="M12938 5494l1258 713" svg:viewBox="0 0 1259 714">
          <text:p/>
        </draw:connector>
        <draw:connector draw:style-name="gr2" draw:text-style-name="P5" draw:layer="layout" draw:type="line" svg:x1="12.938cm" svg:y1="5.494cm" svg:x2="14.196cm" svg:y2="7.731cm" draw:start-shape="id4" draw:start-glue-point="2" draw:end-shape="id7" draw:end-glue-point="3" svg:d="M12938 5494l1258 2237" svg:viewBox="0 0 1259 2238">
          <text:p/>
        </draw:connector>
        <draw:connector draw:style-name="gr2" draw:text-style-name="P5" xml:id="id8" draw:id="id8" draw:layer="layout" draw:type="line" svg:x1="15.466cm" svg:y1="7.731cm" svg:x2="16.741cm" svg:y2="5.427cm" draw:start-shape="id7" draw:start-glue-point="1" svg:d="M15466 7731l1275-2304" svg:viewBox="0 0 1276 2305">
          <text:p/>
        </draw:connector>
        <draw:connector draw:style-name="gr2" draw:text-style-name="P5" draw:layer="layout" draw:type="line" svg:x1="15.466cm" svg:y1="6.207cm" svg:x2="16.741cm" svg:y2="5.427cm" draw:start-shape="id6" draw:start-glue-point="1" draw:end-shape="id8" draw:end-glue-point="3" svg:d="M15466 6207l1275-780" svg:viewBox="0 0 1276 781">
          <text:p/>
        </draw:connector>
        <draw:connector draw:style-name="gr2" draw:text-style-name="P5" draw:layer="layout" draw:type="line" svg:x1="15.466cm" svg:y1="4.683cm" svg:x2="16.741cm" svg:y2="5.427cm" draw:start-shape="id5" draw:start-glue-point="1" draw:end-shape="id8" draw:end-glue-point="3" svg:d="M15466 4683l1275 744" svg:viewBox="0 0 1276 745">
          <text:p/>
        </draw:connector>
        <draw:connector draw:style-name="gr2" draw:text-style-name="P5" draw:layer="layout" draw:type="line" svg:x1="15.466cm" svg:y1="3.159cm" svg:x2="16.741cm" svg:y2="5.427cm" draw:start-shape="id3" draw:start-glue-point="1" draw:end-shape="id8" draw:end-glue-point="3" svg:d="M15466 3159l1275 2268" svg:viewBox="0 0 1276 2269">
          <text:p/>
        </draw:connector>
        <draw:custom-shape draw:style-name="gr1" draw:text-style-name="P2" xml:id="id10" draw:id="id10" draw:layer="layout" svg:width="1.27cm" svg:height="1.27cm" svg:x="6.144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27cm" svg:height="1.27cm" svg:x="6.144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7cm" svg:height="1.27cm" svg:x="8.054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27cm" svg:height="1.27cm" svg:x="8.054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4.81cm" svg:y1="11.118cm" svg:x2="6.144cm" svg:y2="10.398cm" draw:start-shape="id9" draw:start-glue-point="2" draw:end-shape="id10" draw:end-glue-point="3" svg:d="M4810 11118l1334-720" svg:viewBox="0 0 1335 721">
          <text:p/>
        </draw:connector>
        <draw:connector draw:style-name="gr2" draw:text-style-name="P5" xml:id="id9" draw:id="id9" draw:layer="layout" draw:type="line" svg:x1="4.81cm" svg:y1="11.118cm" svg:x2="6.144cm" svg:y2="11.922cm" draw:end-shape="id11" draw:end-glue-point="3" svg:d="M4810 11118l1334 804" svg:viewBox="0 0 1335 805">
          <text:p/>
        </draw:connector>
        <draw:connector draw:style-name="gr2" draw:text-style-name="P5" draw:layer="layout" draw:type="line" svg:x1="7.414cm" svg:y1="10.398cm" svg:x2="8.054cm" svg:y2="10.398cm" draw:start-shape="id10" draw:start-glue-point="1" draw:end-shape="id12" draw:end-glue-point="3" svg:d="M7414 10398h640" svg:viewBox="0 0 641 1">
          <text:p/>
        </draw:connector>
        <draw:connector draw:style-name="gr2" draw:text-style-name="P5" draw:layer="layout" draw:type="line" svg:x1="7.414cm" svg:y1="11.922cm" svg:x2="8.054cm" svg:y2="11.922cm" draw:start-shape="id11" draw:start-glue-point="1" draw:end-shape="id13" draw:end-glue-point="3" svg:d="M7414 11922h640" svg:viewBox="0 0 641 1">
          <text:p/>
        </draw:connector>
        <draw:connector draw:style-name="gr2" draw:text-style-name="P5" draw:layer="layout" draw:type="line" svg:x1="9.324cm" svg:y1="11.922cm" svg:x2="10.548cm" svg:y2="11.152cm" draw:start-shape="id13" draw:start-glue-point="1" draw:end-shape="id14" draw:end-glue-point="3" svg:d="M9324 11922l1224-770" svg:viewBox="0 0 1225 771">
          <text:p/>
        </draw:connector>
        <draw:connector draw:style-name="gr2" draw:text-style-name="P5" xml:id="id14" draw:id="id14" draw:layer="layout" draw:type="line" svg:x1="9.324cm" svg:y1="10.398cm" svg:x2="10.548cm" svg:y2="11.152cm" draw:start-shape="id12" draw:start-glue-point="1" svg:d="M9324 10398l1224 754" svg:viewBox="0 0 1225 755">
          <text:p/>
        </draw:connector>
        <draw:custom-shape draw:style-name="gr1" draw:text-style-name="P2" xml:id="id16" draw:id="id16" draw:layer="layout" svg:width="1.27cm" svg:height="1.27cm" svg:x="12.367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27cm" svg:height="1.27cm" svg:x="12.367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27cm" svg:height="1.27cm" svg:x="15.732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27cm" svg:height="1.27cm" svg:x="15.732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1.033cm" svg:y1="11.118cm" svg:x2="12.367cm" svg:y2="10.398cm" draw:start-shape="id15" draw:start-glue-point="2" draw:end-shape="id16" draw:end-glue-point="3" svg:d="M11033 11118l1334-720" svg:viewBox="0 0 1335 721">
          <text:p/>
        </draw:connector>
        <draw:connector draw:style-name="gr2" draw:text-style-name="P5" xml:id="id15" draw:id="id15" draw:layer="layout" draw:type="line" svg:x1="11.033cm" svg:y1="11.118cm" svg:x2="12.367cm" svg:y2="11.922cm" draw:end-shape="id17" draw:end-glue-point="3" svg:d="M11033 11118l1334 804" svg:viewBox="0 0 1335 805">
          <text:p/>
        </draw:connector>
        <draw:connector draw:style-name="gr2" draw:text-style-name="P5" draw:layer="layout" draw:type="line" svg:x1="13.637cm" svg:y1="10.398cm" svg:x2="14.462cm" svg:y2="11.16cm" draw:start-shape="id16" draw:start-glue-point="1" draw:end-shape="id18" draw:end-glue-point="3" svg:d="M13637 10398l825 762" svg:viewBox="0 0 826 763">
          <text:p/>
        </draw:connector>
        <draw:connector draw:style-name="gr2" draw:text-style-name="P5" draw:layer="layout" draw:type="line" svg:x1="13.637cm" svg:y1="11.922cm" svg:x2="14.462cm" svg:y2="11.16cm" draw:start-shape="id17" draw:start-glue-point="1" draw:end-shape="id18" draw:end-glue-point="3" svg:d="M13637 11922l825-762" svg:viewBox="0 0 826 763">
          <text:p/>
        </draw:connector>
        <draw:connector draw:style-name="gr2" draw:text-style-name="P5" draw:layer="layout" draw:type="line" svg:x1="17.002cm" svg:y1="11.922cm" svg:x2="18.226cm" svg:y2="11.152cm" draw:start-shape="id19" draw:start-glue-point="1" draw:end-shape="id20" draw:end-glue-point="3" svg:d="M17002 11922l1224-770" svg:viewBox="0 0 1225 771">
          <text:p/>
        </draw:connector>
        <draw:connector draw:style-name="gr2" draw:text-style-name="P5" xml:id="id20" draw:id="id20" draw:layer="layout" draw:type="line" svg:x1="17.002cm" svg:y1="10.398cm" svg:x2="18.226cm" svg:y2="11.152cm" draw:start-shape="id21" draw:start-glue-point="1" svg:d="M17002 10398l1224 754" svg:viewBox="0 0 1225 755">
          <text:p/>
        </draw:connector>
        <draw:custom-shape draw:style-name="gr3" draw:text-style-name="P6" xml:id="id18" draw:id="id18" draw:layer="layout" svg:width="0.635cm" svg:height="2.794cm" svg:x="14.462cm" svg:y="9.76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5.097cm" svg:y1="11.16cm" svg:x2="15.732cm" svg:y2="10.398cm" draw:start-shape="id18" draw:start-glue-point="1" draw:end-shape="id21" draw:end-glue-point="3" svg:d="M15097 11160l635-762" svg:viewBox="0 0 636 763">
          <text:p/>
        </draw:connector>
        <draw:connector draw:style-name="gr2" draw:text-style-name="P5" draw:layer="layout" draw:type="line" svg:x1="15.097cm" svg:y1="11.16cm" svg:x2="15.732cm" svg:y2="11.922cm" draw:start-shape="id18" draw:start-glue-point="1" draw:end-shape="id19" draw:end-glue-point="3" svg:d="M15097 11160l635 762" svg:viewBox="0 0 636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38:05.571521000</meta:creation-date>
    <dc:date>2016-04-28T14:56:35.981601000</dc:date>
    <meta:editing-duration>PT8M16S</meta:editing-duration>
    <meta:editing-cycles>6</meta:editing-cycles>
    <meta:generator>LibreOffice/5.1.1.3$MacOSX_X86_64 LibreOffice_project/89f508ef3ecebd2cfb8e1def0f0ba9a803b88a6d</meta:generator>
    <meta:document-statistic meta:object-count="44"/>
  </office:meta>
</office:document-meta>
</file>